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>
            <text:p>6x4x4</text:p>
          </table:table-cell>
          <table:table-cell office:value-type="string">
            <text:p>Node 4</text:p>
          </table:table-cell>
          <table:table-cell office:value-type="float" office:value="6.157">
            <text:p>6.157</text:p>
          </table:table-cell>
        </table:table-row>
        <table:table-row table:style-name="ro1">
          <table:table-cell/>
          <table:table-cell office:value-type="string">
            <text:p>8x4x4</text:p>
          </table:table-cell>
          <table:table-cell office:value-type="string">
            <text:p>Node 5</text:p>
          </table:table-cell>
          <table:table-cell office:value-type="float" office:value="4.8913">
            <text:p>4.8913</text:p>
          </table:table-cell>
        </table:table-row>
        <table:table-row table:style-name="ro1">
          <table:table-cell/>
          <table:table-cell office:value-type="string">
            <text:p>12x4x4</text:p>
          </table:table-cell>
          <table:table-cell office:value-type="string">
            <text:p>Node 7</text:p>
          </table:table-cell>
          <table:table-cell office:value-type="float" office:value="3.447">
            <text:p>3.447</text:p>
          </table:table-cell>
        </table:table-row>
        <table:table-row table:style-name="ro1">
          <table:table-cell/>
          <table:table-cell office:value-type="string">
            <text:p>24x4x4</text:p>
          </table:table-cell>
          <table:table-cell office:value-type="string">
            <text:p>Node 13</text:p>
          </table:table-cell>
          <table:table-cell office:value-type="float" office:value="1.824">
            <text:p>1.824</text:p>
          </table:table-cell>
        </table:table-row>
        <table:table-row table:style-name="ro1">
          <table:table-cell/>
          <table:table-cell office:value-type="string">
            <text:p>24x8x8</text:p>
          </table:table-cell>
          <table:table-cell office:value-type="string">
            <text:p>Node 13</text:p>
          </table:table-cell>
          <table:table-cell office:value-type="float" office:value="0.476922">
            <text:p>0.476922</text:p>
          </table:table-cell>
        </table:table-row>
        <table:table-row table:style-name="ro1">
          <table:table-cell/>
          <table:table-cell office:value-type="string">
            <text:p>24x8x16</text:p>
          </table:table-cell>
          <table:table-cell office:value-type="string">
            <text:p>Node 13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/>
          <table:table-cell office:value-type="string">
            <text:p>42x8x16</text:p>
          </table:table-cell>
          <table:table-cell/>
          <table:table-cell office:value-type="float" office:value="0.17">
            <text:p>0.17</text:p>
          </table:table-cell>
        </table:table-row>
        <table:table-row table:style-name="ro1">
          <table:table-cell/>
          <table:table-cell office:value-type="string">
            <text:p>64x4x4</text:p>
          </table:table-cell>
          <table:table-cell/>
          <table:table-cell office:value-type="float" office:value="0.12874">
            <text:p>0.1287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jay Rajagopal</meta:initial-creator>
    <meta:creation-date>2012-05-17T23:37:50</meta:creation-date>
    <meta:generator>LibreOffice/3.5$Linux_X86_64 LibreOffice_project/350m1$Build-2</meta:generator>
    <dc:date>2012-05-18T01:02:18</dc:date>
    <dc:creator>Vijay Rajagopal</dc:creator>
    <meta:editing-duration>PT1H17M20S</meta:editing-duration>
    <meta:editing-cycles>11</meta:editing-cycles>
    <meta:document-statistic meta:table-count="3" meta:cell-count="22" meta:object-count="0"/>
  </office:meta>
</office:document-meta>
</file>